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ouble_20_Dash" svg:stroke-color="#111111" draw:fill="solid" draw:textarea-vertical-align="middle"/>
    </style:style>
    <style:style style:name="gr4" style:family="graphic" style:parent-style-name="standard">
      <style:graphic-properties svg:stroke-width="0.018cm" svg:stroke-color="#158466" draw:marker-start-width="0.227cm" draw:marker-end-width="0.227cm" svg:stroke-opacity="100%" draw:fill="none" draw:textarea-horizontal-align="justify" draw:textarea-vertical-align="middle" draw:auto-grow-height="false" fo:min-height="2.697cm" fo:min-width="2.536cm" fo:padding-top="0.134cm" fo:padding-bottom="0.134cm" fo:padding-left="0.259cm" fo:padding-right="0.259cm"/>
    </style:style>
    <style:style style:name="gr5" style:family="graphic" style:parent-style-name="objectwithoutfill">
      <style:graphic-properties svg:stroke-color="#bf0041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4.556cm" svg:y1="15.605cm" svg:x2="3.413cm" svg:y2="21.574cm">
          <text:p/>
        </draw:line>
        <draw:line draw:style-name="gr1" draw:text-style-name="P1" draw:layer="layout" svg:x1="12.557cm" svg:y1="19.034cm" svg:x2="3.413cm" svg:y2="21.574cm">
          <text:p/>
        </draw:line>
        <draw:line draw:style-name="gr1" draw:text-style-name="P1" draw:layer="layout" svg:x1="12.557cm" svg:y1="19.034cm" svg:x2="4.556cm" svg:y2="15.605cm">
          <text:p/>
        </draw:line>
        <draw:frame draw:style-name="gr2" draw:text-style-name="P2" draw:layer="layout" svg:width="0.441cm" svg:height="0.389cm" svg:x="4.429cm" svg:y="14.96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2" draw:layer="layout" svg:width="0.448cm" svg:height="0.389cm" svg:x="2.711cm" svg:y="21.70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2" draw:layer="layout" svg:width="0.455cm" svg:height="0.389cm" svg:x="12.61cm" svg:y="18.7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line draw:style-name="gr3" draw:text-style-name="P1" draw:layer="layout" svg:x1="3.667cm" svg:y1="13.827cm" svg:x2="7.985cm" svg:y2="22.209cm">
          <text:p/>
        </draw:line>
        <draw:line draw:style-name="gr3" draw:text-style-name="P1" draw:layer="layout" svg:x1="3.413cm" svg:y1="21.574cm" svg:x2="9.255cm" svg:y2="15.224cm">
          <text:p/>
        </draw:line>
        <draw:line draw:style-name="gr3" draw:text-style-name="P1" draw:layer="layout" svg:x1="1.762cm" svg:y1="18.272cm" svg:x2="12.557cm" svg:y2="19.034cm">
          <text:p/>
        </draw:line>
        <draw:frame draw:style-name="gr2" draw:text-style-name="P2" draw:layer="layout" svg:width="0.429cm" svg:height="0.273cm" svg:x="3.794cm" svg:y="20.158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custom-shape draw:style-name="gr4" draw:text-style-name="P3" draw:layer="layout" svg:width="4.318cm" svg:height="4.191cm" svg:x="4.048cm" svg:y="16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369cm" svg:height="0.389cm" svg:x="6.08cm" svg:y="17.883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path draw:style-name="gr5" draw:text-style-name="P1" draw:layer="layout" svg:width="0.411cm" svg:height="0.193cm" draw:transform="skewX (0.0172787595947438) rotate (1.7221163729428) translate (4.23704417208015cm 21.2188852192985cm)" svg:viewBox="0 0 412 194" svg:d="M0 194c337 0 412-194 412-194">
          <text:p/>
        </draw:path>
        <draw:path draw:style-name="gr5" draw:text-style-name="P1" draw:layer="layout" svg:width="0.416cm" svg:height="0.285cm" draw:transform="skewX (0.135612082879959) rotate (1.79576926737697) translate (3.76009405194007cm 20.8377962231054cm)" svg:viewBox="0 0 417 286" svg:d="M0 286c342 0 417-286 417-286">
          <text:p/>
        </draw:path>
        <draw:path draw:style-name="gr5" draw:text-style-name="P1" draw:layer="layout" svg:width="0.339cm" svg:height="0.283cm" draw:transform="skewX (0.292866248484648) rotate (0.462163185928098) translate (5.01396505105229cm 16.1378248878155cm)" svg:viewBox="0 0 340 284" svg:d="M0 284c278 0 340-284 340-284">
          <text:p/>
        </draw:path>
        <draw:path draw:style-name="gr5" draw:text-style-name="P1" draw:layer="layout" svg:width="0.321cm" svg:height="0.242cm" draw:transform="skewX (-0.0774926187885482) rotate (-0.664621379159441) translate (4.5640320158396cm 16.0414621836597cm)" svg:viewBox="0 0 322 243" svg:d="M0 243c264 1 322-243 322-243">
          <text:p/>
        </draw:path>
        <draw:path draw:style-name="gr5" draw:text-style-name="P1" draw:layer="layout" svg:width="0.555cm" svg:height="0.381cm" draw:transform="skewX (0.136484747505957) rotate (-2.31448112106968) translate (10.5709924732439cm 18.4417917875923cm)" svg:viewBox="0 0 556 382" svg:d="M0 382c456 0 556-382 556-382">
          <text:p/>
        </draw:path>
        <draw:path draw:style-name="gr5" draw:text-style-name="P1" draw:layer="layout" svg:width="0.462cm" svg:height="0.212cm" draw:transform="rotate (-1.79175501009738) translate (10.7532779181399cm 19.0810232583423cm)" svg:viewBox="0 0 463 213" svg:d="M0 213c379-1 463-213 463-213">
          <text:p/>
        </draw:path>
        <draw:frame draw:style-name="gr2" draw:text-style-name="P2" draw:layer="layout" svg:width="0.429cm" svg:height="0.273cm" svg:x="4.429cm" svg:y="20.6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0.395cm" svg:height="0.349cm" svg:x="4.415cm" svg:y="16.49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2" draw:layer="layout" svg:width="0.395cm" svg:height="0.349cm" svg:x="5.304cm" svg:y="16.14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2" draw:text-style-name="P2" draw:layer="layout" svg:width="0.433cm" svg:height="0.2cm" svg:x="9.584cm" svg:y="18.3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" draw:text-style-name="P2" draw:layer="layout" svg:width="0.433cm" svg:height="0.2cm" svg:x="9.89cm" svg:y="19.21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3-11-07T21:28:05.777916942</dc:date>
    <meta:editing-duration>PT3H12M16S</meta:editing-duration>
    <meta:editing-cycles>48</meta:editing-cycles>
    <meta:generator>LibreOffice/6.4.7.2$Linux_X86_64 LibreOffice_project/40$Build-2</meta:generator>
    <meta:document-statistic meta:object-count="23"/>
  </office:meta>
</office:document-meta>
</file>

<file path=Object 1/content.xml><?xml version="1.0" encoding="utf-8"?>
<math xmlns="http://www.w3.org/1998/Math/MathML" display="block">
  <semantics>
    <mstyle color="red">
      <mi>γ</mi>
    </mstyle>
    <annotation encoding="StarMath 5.0">color red { %gamma }</annotation>
  </semantics>
</math>
</file>

<file path=Object 10/content.xml><?xml version="1.0" encoding="utf-8"?>
<math xmlns="http://www.w3.org/1998/Math/MathML" display="block">
  <semantics>
    <mstyle color="green">
      <mi>I</mi>
    </mstyle>
    <annotation encoding="StarMath 5.0">color green { I }</annotation>
  </semantics>
</math>
</file>

<file path=Object 2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3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

<file path=Object 4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

<file path=Object 5/content.xml><?xml version="1.0" encoding="utf-8"?>
<math xmlns="http://www.w3.org/1998/Math/MathML" display="block">
  <semantics>
    <mstyle color="red">
      <mi>β</mi>
    </mstyle>
    <annotation encoding="StarMath 5.0">color red { %beta }</annotation>
  </semantics>
</math>
</file>

<file path=Object 6/content.xml><?xml version="1.0" encoding="utf-8"?>
<math xmlns="http://www.w3.org/1998/Math/MathML" display="block">
  <semantics>
    <mstyle color="red">
      <mi>β</mi>
    </mstyle>
    <annotation encoding="StarMath 5.0">color red { %beta }</annotation>
  </semantics>
</math>
</file>

<file path=Object 7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

<file path=Object 8/content.xml><?xml version="1.0" encoding="utf-8"?>
<math xmlns="http://www.w3.org/1998/Math/MathML" display="block">
  <semantics>
    <mstyle color="red">
      <mi>α</mi>
    </mstyle>
    <annotation encoding="StarMath 5.0">color red { %alpha }</annotation>
  </semantics>
</math>
</file>

<file path=Object 9/content.xml><?xml version="1.0" encoding="utf-8"?>
<math xmlns="http://www.w3.org/1998/Math/MathML" display="block">
  <semantics>
    <mstyle color="red">
      <mi>γ</mi>
    </mstyle>
    <annotation encoding="StarMath 5.0">color red { %gamma }</annotation>
  </semantics>
</math>
</file>